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9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0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1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16171b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Normal">
      <style:text-properties fo:language="en" fo:country="US" text:display="none"/>
    </style:style>
    <style:style style:name="P17" style:family="paragraph" style:parent-style-name="Normal">
      <style:paragraph-properties fo:break-before="page"/>
    </style:style>
    <style:style style:name="P18" style:family="paragraph" style:parent-style-name="Text_20_body" style:master-page-name="MP0">
      <style:paragraph-properties fo:margin-top="0cm" fo:margin-bottom="0cm" loext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19" style:family="paragraph" style:parent-style-name="Heading_20_2">
      <style:paragraph-properties fo:margin-top="0cm" fo:margin-bottom="0cm" loext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20" style:family="paragraph" style:parent-style-name="Heading_20_3">
      <style:paragraph-properties fo:margin-top="0cm" fo:margin-bottom="0cm" loext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1f0c6a" style:font-size-asian="14pt" style:font-size-complex="14pt"/>
    </style:style>
    <style:style style:name="T11" style:family="text">
      <style:text-properties fo:font-size="14pt" fo:language="en" fo:country="US" officeooo:rsid="001ffe1b" style:font-size-asian="14pt" style:font-size-complex="14pt"/>
    </style:style>
    <style:style style:name="T12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3" style:family="text">
      <style:text-properties officeooo:rsid="001a49c9"/>
    </style:style>
    <style:style style:name="T14" style:family="text">
      <style:text-properties officeooo:rsid="001b73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Default_20_Paragraph_20_Font"><text:span text:style-name="T9">JavaScript cheatsheet – v3.</text:span></text:span><text:span text:style-name="Default_20_Paragraph_20_Font"><text:span text:style-name="T10">5</text:span></text:span><text:span text:style-name="Default_20_Paragraph_20_Font"><text:span text:style-name="T9">.</text:span></text:span><text:span text:style-name="Default_20_Paragraph_20_Font"><text:span text:style-name="T11">1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2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20" text:outline-level="3">element.dataset &amp; data-* attributes</text:h>
          </table:table-cell>
          <table:table-cell table:style-name="Table1.C1" office:value-type="string">
            <text:h text:style-name="P19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7"/>
            <text:p text:style-name="P7">IE8+</text:p>
            <text:p text:style-name="P7"/>
            <text:p text:style-name="P3">localStorage:</text:p>
            <text:p text:style-name="P7">localStorage.length;</text:p>
            <text:p text:style-name="P7">localStorage.key(index);</text:p>
            <text:p text:style-name="P7">localStorage.getItem(key);</text:p>
            <text:p text:style-name="P7">localStorage.setItem(key, data);</text:p>
            <text:p text:style-name="P7">localStorage.removeItem(key);</text:p>
            <text:p text:style-name="P7">localStorage.clear();</text:p>
            <text:p text:style-name="P7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7"/>
            <text:p text:style-name="P3">hasItem:</text:p>
            <text:p text:style-name="P7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7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7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7"/>
            <text:p text:style-name="P7">- IE11 compatible</text:p>
            <text:p text:style-name="P7">- element data-* attributes</text:p>
            <text:p text:style-name="P7">- no methods and events</text:p>
            <text:p text:style-name="P7"/>
            <text:p text:style-name="P3">camelcase:</text:p>
            <text:p text:style-name="P7">element.data-name</text:p>
            <text:p text:style-name="P7"><text:s text:c="2"/>-&gt; element.dataset.name</text:p>
            <text:p text:style-name="P7">element.data-first-second</text:p>
            <text:p text:style-name="P7"><text:s text:c="2"/>-&gt; element.dataset.firstSecond</text:p>
            <text:p text:style-name="P7"/>
            <text:p text:style-name="P3">set:</text:p>
            <text:p text:style-name="P7">element.dataset.name = "value";</text:p>
            <text:p text:style-name="P7">element.dataset["name"] = "value";</text:p>
            <text:p text:style-name="P7">element.setAttribute("data-name", "value");</text:p>
            <text:p text:style-name="P7">element["data-name"] = "value";</text:p>
            <text:p text:style-name="P7"/>
            <text:p text:style-name="P3">get:</text:p>
            <text:p text:style-name="P7">element.dataset.name;</text:p>
            <text:p text:style-name="P7">element.dataset["name"];</text:p>
            <text:p text:style-name="P7">element.getAttribute("data-name");</text:p>
            <text:p text:style-name="P7">element["data-name"];</text:p>
            <text:p text:style-name="P7"/>
            <text:p text:style-name="P3">remove:</text:p>
            <text:p text:style-name="P7">element.removeAttribute("data-name");</text:p>
            <text:p text:style-name="P7"/>
            <text:p text:style-name="P3">check:</text:p>
            <text:p text:style-name="P7">element.hasAttribute("data-name");</text:p>
            <text:p text:style-name="P7"/>
          </table:table-cell>
          <table:table-cell table:style-name="Table1.C2" office:value-type="string">
            <text:p text:style-name="P7"/>
            <text:p text:style-name="P7">IE10+11 compatible</text:p>
            <text:p text:style-name="P7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7">new &lt;TypedArray&gt;(length);</text:p>
            <text:p text:style-name="P7">new &lt;TypedArray&gt;(typedArray);</text:p>
            <text:p text:style-name="P7">new &lt;TypedArray&gt;(object);</text:p>
            <text:p text:style-name="P7">new &lt;TypedArray&gt;(buffer[,byteOffset[,len]]);</text:p>
            <text:p text:style-name="P7"/>
            <text:p text:style-name="P3">Int8Array();</text:p>
            <text:p text:style-name="P7">-128 to 127, 1 byte, int8_t, Shortint</text:p>
            <text:p text:style-name="P3">Uint8Array();</text:p>
            <text:p text:style-name="P7">0 to 255, 1 byte, uint8_t, <text:span text:style-name="T13">Byte</text:span></text:p>
            <text:p text:style-name="Standard"><text:span text:style-name="Default_20_Paragraph_20_Font"><text:span text:style-name="T3">Uint8ClampedArray(); - not in IE10-11</text:span></text:span></text:p>
            <text:p text:style-name="P7">0 to 255, 1 byte, uint8_t, <text:span text:style-name="T13">Byte</text:span></text:p>
            <text:p text:style-name="P3">Int16Array();</text:p>
            <text:p text:style-name="P7">-32768 to 32767, 2 byte, int16_t, Smallint</text:p>
            <text:p text:style-name="P3">Uint16Array();</text:p>
            <text:p text:style-name="P7">0 to 65535, 2 byte, uint16_t, <text:span text:style-name="T13">Word</text:span></text:p>
            <text:p text:style-name="P3">Int32Array();</text:p>
            <text:p text:style-name="P7">-2147483648 to 2147483647, 4 byte, int32_t</text:p>
            <text:p text:style-name="P3">Uint32Array();</text:p>
            <text:p text:style-name="P7">0 to 4294967295, 4 byte, uint32_t, Longword</text:p>
            <text:p text:style-name="P3">BigInt64Array(); - not in IE10-11</text:p>
            <text:p text:style-name="P7">-2**63 to 2**63-1, 8 byte, int64_t, Int64</text:p>
            <text:p text:style-name="P3">BigUint64Array(); - not in IE10-11</text:p>
            <text:p text:style-name="P7">0 to 2**64-1, 8 byte, uint64_t, QWord</text:p>
            <text:p text:style-name="P3">Float32Array();</text:p>
            <text:p text:style-name="P7">1.2x10-38 to 3.4x1038, 4 byte, float, <text:span text:style-name="T13">Real</text:span></text:p>
            <text:p text:style-name="P3">Float64Array();</text:p>
            <text:p text:style-name="P7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1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13"><text:span text:style-name="Source_20_Text"><text:span text:style-name="T4">target.dispatchEvent(&lt;event&gt;);</text:span></text:span></text:p>
            <text:p text:style-name="P1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>
          <table:table-cell table:style-name="Table2.A2" office:value-type="string">
            <text:p text:style-name="P7"/>
            <text:p text:style-name="P13"><text:span text:style-name="Source_20_Text"><text:span text:style-name="T4">IE10+IE11 don't have support for classList on SVG or MathML elements.</text:span></text:span></text:p>
            <text:p text:style-name="P7"/>
            <text:p text:style-name="P3">element.classList.add(String[,String]);</text:p>
            <text:p text:style-name="P7">IE10+11: yes (except the multiple arguments)</text:p>
            <text:p text:style-name="P10"/>
            <text:p text:style-name="P3">element.classList.remove(String[,String]);</text:p>
            <text:p text:style-name="P8">IE10+11: yes (except the multiple arguments)</text:p>
            <text:p text:style-name="P8">- Removing a class that does not exist, does NOT throw an error.</text:p>
            <text:p text:style-name="P7"/>
            <text:p text:style-name="P3">element.classList.contains(String);</text:p>
            <text:p text:style-name="P7">IE10+11: yes</text:p>
            <text:p text:style-name="P10"/>
            <text:p text:style-name="P3">element.classList.toggle(String[,force]);</text:p>
            <text:p text:style-name="P8">IE10+11: yes (except the second argument)</text:p>
            <text:p text:style-name="P8">- When only one argument is present: Toggle class value; if class exists then remove it and return false, if not, then add it and return true.</text:p>
            <text:p text:style-name="P8">- When a second argument is present: If the second argument evaluates to true, add specified class value, and if it evaluates to false, remove it.</text:p>
            <text:p text:style-name="P7"/>
            <text:p text:style-name="P3">element.classList.item(Number);</text:p>
            <text:p text:style-name="P7">IE10+11: yes</text:p>
            <text:p text:style-name="P7"/>
            <text:p text:style-name="P3">element.classList.length;</text:p>
            <text:p text:style-name="P7">IE10+11: yes</text:p>
            <text:p text:style-name="P10"/>
            <text:p text:style-name="P3">element.classList.replace(oldClass, newClass);</text:p>
            <text:p text:style-name="P8">IE10+11: No and the method isn't compatible with the Safari and mobile browsers too.</text:p>
            <text:p text:style-name="P10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7"/>
          </table:table-cell>
          <table:table-cell table:style-name="Table2.B2" office:value-type="string">
            <text:p text:style-name="P7"/>
            <text:p text:style-name="P7">IE8+</text:p>
            <text:p text:style-name="P7"/>
            <text:p text:style-name="Standard"><text:span text:style-name="Default_20_Paragraph_20_Font"><text:span text:style-name="T3">Valid Data Types</text:span></text:span></text:p>
            <text:p text:style-name="P7">- string</text:p>
            <text:p text:style-name="P7">- number</text:p>
            <text:p text:style-name="P7">- object (containing valid JSON values)</text:p>
            <text:p text:style-name="P7">- array</text:p>
            <text:p text:style-name="P7">- boolean</text:p>
            <text:p text:style-name="P7">- date</text:p>
            <text:p text:style-name="P7">- null</text:p>
            <text:p text:style-name="P7"/>
            <text:p text:style-name="Standard"><text:span text:style-name="Default_20_Paragraph_20_Font"><text:span text:style-name="T3">Invalid Data Types</text:span></text:span></text:p>
            <text:p text:style-name="P7">- function</text:p>
            <text:p text:style-name="P7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7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7"/>
            <text:p text:style-name="P3">JSON.stringify(value[,replacer[,space]]);</text:p>
            <text:p text:style-name="P7">Convert a JavaScript object to a JSON string.</text:p>
            <text:p text:style-name="P7"/>
            <text:p text:style-name="P7">JSON.stringify( { a: 1, b: "2", c: true } );</text:p>
            <text:p text:style-name="P10">// -&gt; "{\"a\":1,\"b\":\"2\",\"c\":true}"</text:p>
            <text:p text:style-name="P10"/>
            <text:p text:style-name="P7">JSON.stringify( [1, 2, 3, 4, 5] );</text:p>
            <text:p text:style-name="P10">// -&gt; "[1,2,3,4,5]"</text:p>
            <text:p text:style-name="P10"/>
            <text:p text:style-name="P3">JSON.parse(text[,reviver]);</text:p>
            <text:p text:style-name="P7">Parses a JSON string and returns a JavaScript object.</text:p>
            <text:p text:style-name="P7"/>
            <text:p text:style-name="P7">JSON.parse(JSON.stringify( {a: 1, b: "2", c: true} ));</text:p>
            <text:p text:style-name="P10">// -&gt; Object { a: 1, b: "2", c: true }</text:p>
            <text:p text:style-name="P10"/>
            <text:p text:style-name="P7">JSON.parse(JSON.stringify( [1, 2, 3, 4, 5] ));</text:p>
            <text:p text:style-name="P10">// -&gt; Array(5) [ 1, 2, 3, 4, 5 ]</text:p>
            <text:p text:style-name="P10"/>
          </table:table-cell>
        </table:table-row>
      </table:table>
      <text:p text:style-name="P15"/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4">(Int64)</text:span></text:p>
          </table:table-cell>
        </table:table-row>
        <table:table-row>
          <table:table-cell table:style-name="Table3.A2" office:value-type="string">
            <text:p text:style-name="P7"/>
            <text:p text:style-name="P13"><text:span text:style-name="Source_20_Text"><text:span text:style-name="T4">IE9: XML support</text:span></text:span></text:p>
            <text:p text:style-name="P13"><text:span text:style-name="Source_20_Text"><text:span text:style-name="T4">IE10+IE11: XML, SVG and HTML support</text:span></text:span></text:p>
            <text:p text:style-name="P7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7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7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7"/>
          </table:table-cell>
          <table:table-cell table:style-name="Table3.B4" table:number-rows-spanned="3" office:value-type="string">
            <text:p text:style-name="P7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7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7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7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7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7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7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7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7"/>
          </table:table-cell>
        </table:table-row>
        <table:table-row>
          <table:table-cell table:style-name="Table3.A3" office:value-type="string">
            <text:p text:style-name="P6">DOMParser sample function</text:p>
          </table:table-cell>
          <table:covered-table-cell/>
        </table:table-row>
        <table:table-row>
          <table:table-cell table:style-name="Table3.A4" office:value-type="string">
            <text:p text:style-name="P9"/>
            <text:p text:style-name="P9">function parseHTML (str) {</text:p>
            <text:p text:style-name="P9"><text:s text:c="2"/>return Array.from(</text:p>
            <text:p text:style-name="P9"><text:s text:c="4"/>(new DOMParser())</text:p>
            <text:p text:style-name="P9"><text:s text:c="6"/>.parseFromString(str, "text/html")</text:p>
            <text:p text:style-name="P9"><text:s text:c="6"/>.childNodes[0]</text:p>
            <text:p text:style-name="P9"><text:s text:c="6"/>.childNodes[1]</text:p>
            <text:p text:style-name="P9"><text:s text:c="6"/>.childNodes</text:p>
            <text:p text:style-name="P9"><text:s text:c="2"/>);</text:p>
            <text:p text:style-name="P9">}</text:p>
            <text:p text:style-name="P9"/>
            <text:p text:style-name="P9">parseHTML(</text:p>
            <text:p text:style-name="P9"><text:s text:c="2"/>"&lt;div&gt;1&lt;p&gt;2&lt;/p&gt;&lt;p&gt;3&lt;/p&gt;&lt;/div&gt;"</text:p>
            <text:p text:style-name="P9"><text:s text:c="2"/>+ "&lt;div&gt;4&lt;p&gt;5&lt;/p&gt;&lt;p&gt;6&lt;/p&gt;&lt;/div&gt;"</text:p>
            <text:p text:style-name="P9"><text:s text:c="2"/>+ "&lt;div&gt;7&lt;/div&gt;"</text:p>
            <text:p text:style-name="P9"><text:s text:c="2"/>+ "&lt;p&gt;8&lt;/p&gt;"</text:p>
            <text:p text:style-name="P9">);</text:p>
            <text:p text:style-name="P11">// -&gt; Array(4) [ div, div, div, p ]</text:p>
            <text:p text:style-name="P11">// Tested in IE11, Edge, Firefox and Chrome.</text:p>
            <text:p text:style-name="P9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3</text:page-number></text:span></text:span><text:span text:style-name="Default_20_Paragraph_20_Font"><text:span text:style-name="MT1"><text:s/>/ </text:span></text:span><text:span text:style-name="Default_20_Paragraph_20_Font"><text:span text:style-name="MT1"><text:page-count>3</text:page-count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Czigler, Ferenc</meta:initial-creator>
    <meta:creation-date>2018-01-01T17:18:00Z</meta:creation-date>
    <dc:date>2020-05-27T20:42:00.795000000</dc:date>
    <meta:print-date>2019-10-25T15:04:00Z</meta:print-date>
    <meta:editing-cycles>222</meta:editing-cycles>
    <meta:editing-duration>PT12H18M38S</meta:editing-duration>
    <meta:document-statistic meta:table-count="3" meta:image-count="0" meta:object-count="0" meta:page-count="3" meta:paragraph-count="192" meta:word-count="719" meta:character-count="5887" meta:non-whitespace-character-count="5280"/>
    <meta:template xlink:type="simple" xlink:actuate="onRequest" xlink:title="" xlink:href="../js-cheatsheet2.odt/Normal.dotm"/>
  </office:meta>
</office:document-meta>
</file>